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0ce31d" officeooo:paragraph-rsid="000ce31d"/>
    </style:style>
    <style:style style:name="P2" style:family="paragraph" style:parent-style-name="Standard">
      <style:text-properties officeooo:rsid="000ea82e" officeooo:paragraph-rsid="000ea82e"/>
    </style:style>
    <style:style style:name="T1" style:family="text">
      <style:text-properties officeooo:rsid="00106cab"/>
    </style:style>
    <style:style style:name="T2" style:family="text">
      <style:text-properties officeooo:rsid="000ea8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Kto się ukazuje komu wymień 5 par np Martsia – Widmo</text:p>
      <text:p text:style-name="P1">a) Stańczyk – dziennikarz </text:p>
      <text:p text:style-name="P1">b) <text:span text:style-name="T1">R</text:span>ycerz - <text:span text:style-name="T1">P</text:span>oeta</text:p>
      <text:p text:style-name="P1">c) Hetman – Pan młody</text:p>
      <text:p text:style-name="P1">d) Upiur – Dziad </text:p>
      <text:p text:style-name="P1">e) <text:span text:style-name="T1">W</text:span>ernyhora - <text:span text:style-name="T1">G</text:span>ospodarz</text:p>
      <text:p text:style-name="P1"/>
      <text:p text:style-name="P1">2. Kto należy do rodziny panny młodej scharakteryzuj Marysię.</text:p>
      <text:p text:style-name="P1">Tata – Jacek </text:p>
      <text:p text:style-name="P1">Brat – Jasiek </text:p>
      <text:p text:style-name="P1">Kuzyn – Kacper</text:p>
      <text:p text:style-name="P1">Marysia była chłopką, która była zaręczona z postacią która po śmierci zmieniła się w widmo. Ponownie wychodziła zamąż <text:span text:style-name="T2">za Wojtka. </text:span></text:p>
      <text:p text:style-name="P1"/>
      <text:p text:style-name="P1">3. Miejsce akcji.</text:p>
      <text:p text:style-name="P1">Mała wieś pod Krakowem, Bornowice</text:p>
      <text:p text:style-name="P1"/>
      <text:p text:style-name="P1">4. Jaką rolę odgrywa w utworze Wernyhora.</text:p>
      <text:p text:style-name="P1">Przekazuje gospodarzowi złoty róg i rozkazuje o świcie zadmić w róg, aby wszyscy chłopi staneli do walki. Wernyhora jest widmem które okazuje się jako ostatnie. </text:p>
      <text:p text:style-name="P1"/>
      <text:p text:style-name="P1">5. Opisz scenę końcową.</text:p>
      <text:p text:style-name="P2">Nie wiem kto występuje, ale wszyscy obecni tańczą zahipnotyzowani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08:05:06.069562813</meta:creation-date>
    <dc:date>2025-05-15T08:25:42.483452851</dc:date>
    <meta:editing-duration>PT3M23S</meta:editing-duration>
    <meta:editing-cycles>2</meta:editing-cycles>
    <meta:generator>LibreOffice/24.8.2.1$Linux_X86_64 LibreOffice_project/480$Build-1</meta:generator>
    <meta:document-statistic meta:table-count="0" meta:image-count="0" meta:object-count="0" meta:page-count="1" meta:paragraph-count="17" meta:word-count="117" meta:character-count="734" meta:non-whitespace-character-count="620"/>
  </office:meta>
</office:document-meta>
</file>